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RequestPacket.newData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FTPRequestPacket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RequestPacke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RequestPacket._newDatagram( DatagramPacket datagram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FTPRequestPacket.TFTPRequestPacket( int type , DatagramPacket datagr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FTPRequestPacket.TFTPRequestPacket( InetAddress destination , int port , int type , String filename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